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ccff" draw:textarea-horizontal-align="justify" draw:textarea-vertical-align="middle" draw:auto-grow-height="false" fo:min-height="20.75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3333" draw:textarea-horizontal-align="justify" draw:textarea-vertical-align="middle" draw:auto-grow-height="false" fo:min-height="20.75cm" fo:min-width="27.5cm"/>
    </style:style>
    <style:style style:name="gr4" style:family="graphic" style:parent-style-name="standard">
      <style:graphic-properties draw:fill-color="#00cc00" draw:textarea-horizontal-align="justify" draw:textarea-vertical-align="middle" draw:auto-grow-height="false" fo:min-height="20.75cm" fo:min-width="27.5cm"/>
    </style:style>
    <style:style style:name="gr5" style:family="graphic" style:parent-style-name="standard">
      <style:graphic-properties draw:fill-color="#ffff00" draw:textarea-horizontal-align="justify" draw:textarea-vertical-align="middle" draw:auto-grow-height="false" fo:min-height="20.75cm" fo:min-width="27.5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00ccff"/>
      <style:paragraph-properties fo:text-align="center"/>
      <style:text-properties fo:font-size="60pt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loext:graphic-properties draw:fill-color="#ff3333"/>
      <style:paragraph-properties fo:text-align="center"/>
      <style:text-properties fo:font-size="96pt" style:font-size-asian="96pt" style:font-size-complex="96pt"/>
    </style:style>
    <style:style style:name="P5" style:family="paragraph">
      <loext:graphic-properties draw:fill-color="#00cc00"/>
      <style:paragraph-properties fo:text-align="center"/>
      <style:text-properties fo:font-size="96pt" style:font-size-asian="96pt" style:font-size-complex="96pt"/>
    </style:style>
    <style:style style:name="P6" style:family="paragraph">
      <loext:graphic-properties draw:fill-color="#00cc00"/>
      <style:paragraph-properties fo:text-align="center"/>
      <style:text-properties fo:font-size="96pt" style:font-size-asian="120pt" style:font-size-complex="120pt"/>
    </style:style>
    <style:style style:name="P7" style:family="paragraph">
      <loext:graphic-properties draw:fill-color="#ff3333"/>
      <style:paragraph-properties fo:text-align="center"/>
      <style:text-properties fo:font-size="96pt" style:font-size-asian="120pt" style:font-size-complex="120pt"/>
    </style:style>
    <style:style style:name="P8" style:family="paragraph">
      <loext:graphic-properties draw:fill-color="#ffff00"/>
      <style:paragraph-properties fo:text-align="center"/>
      <style:text-properties fo:font-size="96pt" style:font-size-asian="96pt" style:font-size-complex="96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96pt" style:font-size-asian="120pt" style:font-size-complex="1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draw:layer="layout" svg:width="28cm" svg:height="21cm" svg:x="0cm" svg:y="0cm">
          <text:p text:style-name="P1"><text:span text:style-name="T1">Digitale?</text:span></text:p>
          <text:p text:style-name="P1"><text:span text:style-name="T1">Bildung?</text:span></text:p>
          <text:p text:style-name="P1"><text:span text:style-name="T2"/></text:p>
          <text:p text:style-name="P1"><text:span text:style-name="T3">Axel Stolzenwaldt</text:span></text:p>
          <text:p text:style-name="P1"><text:span text:style-name="T3">(stolomov)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user-transformed="true">
            <draw:text-box>
              <text:p>Was ist „Digital“?</text:p>
              <text:p>Alles im Binärformat elektronisch</text:p>
              <text:p>Früher: </text:p>
              <text:p>ASCII-Zeichen, heute eine Abbildung aller möglichen Prozesse und Daten der realen Welt </text:p>
              <text:p/>
              <text:p>Was ist „Bildung“?</text:p>
              <text:p>Zwei Lehrer, drei Meinungen</text:p>
              <text:p>Dicke Schwarte: Schwanitz</text:p>
              <text:p>„Alles was man wissen muss“</text:p>
              <text:p/>
              <text:p>IT-Umfeld</text:p>
              <text:p>Technische Qualifikation</text:p>
              <text:p>Ethik</text:p>
            </draw:text-box>
          </draw:frame>
        </presentation:notes>
      </draw:page>
      <draw:page draw:name="page2" draw:style-name="dp1" draw:master-page-name="Standard">
        <office:forms form:automatic-focus="false" form:apply-design-mode="false"/>
        <draw:custom-shape draw:style-name="gr3" draw:text-style-name="P4" draw:layer="layout" svg:width="28cm" svg:height="21cm" svg:x="0cm" svg:y="0cm">
          <text:p text:style-name="P1"><text:span text:style-name="T1">Wirrwarr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4.167cm" svg:x="2.1cm" svg:y="14.107cm" presentation:class="notes" presentation:user-transformed="true">
            <draw:text-box>
              <text:p>Austattung der Schulen: </text:p>
              <text:p>Abhängig von Landkreis</text:p>
              <text:p>Main-Kinzig: LaNis</text:p>
              <text:p>Hochtaunus: Citrix</text:p>
              <text:p/>
              <text:p>Unterschiedliche Lehrpläne</text:p>
              <text:p>Oberstufe: Themenvielfalt ist überwätigend, jedes Bundesland werkelt vor sich hin</text:p>
              <text:p>Mittelstufe/Realschule/Hauptschule:</text:p>
              <text:p>In Bayern regulärer Lehrplan seit 2004</text:p>
              <text:p>In Bawü: ab kommenden Jahr</text:p>
              <text:p>In Hessen: Nur Oberstufe Wahlfach</text:p>
              <text:p/>
              <text:p>Qualifikation der Lehrer</text:p>
              <text:p>Sehr unterschiedlich, häufig Physik oder Mathematiklehrer im Einsatz.</text:p>
              <text:p><text:span text:style-name="T4"/></text:p>
              <text:p>Jede Menge Privatinitiativen mit teilweise fragw. Ziel</text:p>
            </draw:text-box>
          </draw:frame>
        </presentation:notes>
      </draw:page>
      <draw:page draw:name="page3" draw:style-name="dp1" draw:master-page-name="Standard">
        <office:forms form:automatic-focus="false" form:apply-design-mode="false"/>
        <draw:custom-shape draw:style-name="gr4" draw:text-style-name="P5" draw:layer="layout" svg:width="28cm" svg:height="21cm" svg:x="0cm" svg:y="0cm">
          <text:p text:style-name="P1"><text:span text:style-name="T1">Vier Konzepte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>
            <draw:text-box>
              <text:p>In Konzeptionslosigkeit:</text:p>
              <text:p/>
              <text:p>Vier Tendenzen, die zu beobachten sind</text:p>
              <text:p/>
              <text:p>Nur selten explizit offen gelegt.</text:p>
            </draw:text-box>
          </draw:frame>
        </presentation:notes>
      </draw:page>
      <draw:page draw:name="page4" draw:style-name="dp1" draw:master-page-name="Standard">
        <office:forms form:automatic-focus="false" form:apply-design-mode="false"/>
        <draw:custom-shape draw:style-name="gr4" draw:text-style-name="P6" draw:layer="layout" svg:width="28cm" svg:height="21cm" svg:x="0cm" svg:y="0cm">
          <text:p text:style-name="P1"><text:span text:style-name="T5">Ignoranz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user-transformed="true">
            <draw:text-box>
              <text:p>Spitzer</text:p>
              <text:p>Ältere Lehrer</text:p>
              <text:p>Pseudokritische Kulturkritiker</text:p>
            </draw:text-box>
          </draw:frame>
        </presentation:notes>
      </draw:page>
      <draw:page draw:name="page5" draw:style-name="dp1" draw:master-page-name="Standard">
        <office:forms form:automatic-focus="false" form:apply-design-mode="false"/>
        <draw:custom-shape draw:style-name="gr4" draw:text-style-name="P6" draw:layer="layout" svg:width="28cm" svg:height="21cm" svg:x="0cm" svg:y="0cm">
          <text:p text:style-name="P1"><text:span text:style-name="T5">Nutzu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>
            <draw:text-box>
              <text:p>Word und Excel</text:p>
              <text:p>Browser</text:p>
            </draw:text-box>
          </draw:frame>
        </presentation:notes>
      </draw:page>
      <draw:page draw:name="page6" draw:style-name="dp1" draw:master-page-name="Standard">
        <office:forms form:automatic-focus="false" form:apply-design-mode="false"/>
        <draw:custom-shape draw:style-name="gr4" draw:text-style-name="P6" draw:layer="layout" svg:width="28cm" svg:height="21cm" svg:x="0cm" svg:y="0cm">
          <text:p text:style-name="P1"><text:span text:style-name="T5">Medienbildung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>
            <draw:text-box>
              <text:p>Aus der Tradition der Medieninteressierten Sozialarbeiter, z.B. Jugendzentren, die Filme gemacht haben. Fernsehkritische Bildung</text:p>
            </draw:text-box>
          </draw:frame>
        </presentation:notes>
      </draw:page>
      <draw:page draw:name="page7" draw:style-name="dp1" draw:master-page-name="Standard">
        <office:forms form:automatic-focus="false" form:apply-design-mode="false"/>
        <draw:custom-shape draw:style-name="gr4" draw:text-style-name="P6" draw:layer="layout" svg:width="28cm" svg:height="21cm" svg:x="0cm" svg:y="0cm">
          <text:p text:style-name="P1"><text:span text:style-name="T5">Technik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custom-shape draw:style-name="gr3" draw:text-style-name="P7" draw:layer="layout" svg:width="28cm" svg:height="21cm" svg:x="0cm" svg:y="0cm">
          <text:p text:style-name="P1"><text:span text:style-name="T5">Was tun?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office:forms form:automatic-focus="false" form:apply-design-mode="false"/>
        <draw:custom-shape draw:style-name="gr5" draw:text-style-name="P8" draw:layer="layout" svg:width="28cm" svg:height="21cm" svg:x="0cm" svg:y="0cm">
          <text:p text:style-name="P1"><text:span text:style-name="T1">Medienbildung</text:span></text:p>
          <text:p text:style-name="P1"><text:span text:style-name="T1">+</text:span></text:p>
          <text:p text:style-name="P1"><text:span text:style-name="T1">Technik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custom-shape draw:style-name="gr5" draw:text-style-name="P8" draw:layer="layout" svg:width="28cm" svg:height="21cm" svg:x="0cm" svg:y="0cm">
          <text:p text:style-name="P1"><text:span text:style-name="T1">Informations-</text:span></text:p>
          <text:p text:style-name="P1"><text:span text:style-name="T1">technische</text:span></text:p>
          <text:p text:style-name="P1"><text:span text:style-name="T1">Grundbildung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office:forms form:automatic-focus="false" form:apply-design-mode="false"/>
        <draw:custom-shape draw:style-name="gr5" draw:text-style-name="P8" draw:layer="layout" svg:width="28cm" svg:height="21cm" svg:x="0cm" svg:y="0cm">
          <text:p text:style-name="P1"><text:span text:style-name="T1">Alle</text:span></text:p>
          <text:p text:style-name="P1"><text:span text:style-name="T1"><text:s/></text:span><text:span text:style-name="T1">SchülerInnen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office:forms form:automatic-focus="false" form:apply-design-mode="false"/>
        <draw:custom-shape draw:style-name="gr5" draw:text-style-name="P8" draw:layer="layout" svg:width="28cm" svg:height="21cm" svg:x="0cm" svg:y="0cm">
          <text:p text:style-name="P1"><text:span text:style-name="T1">Alle</text:span></text:p>
          <text:p text:style-name="P1"><text:span text:style-name="T1">LehrerInnen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office:forms form:automatic-focus="false" form:apply-design-mode="false"/>
        <draw:custom-shape draw:style-name="gr5" draw:text-style-name="P8" draw:layer="layout" svg:width="28cm" svg:height="21cm" svg:x="0cm" svg:y="0cm">
          <text:p text:style-name="P1"><text:span text:style-name="T1">Pflichtfach</text:span></text:p>
          <text:p text:style-name="P1"><text:span text:style-name="T1">Informatik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xel Stolzenwaldt</meta:initial-creator>
    <meta:creation-date>2018-06-15T08:35:49.182308256</meta:creation-date>
    <dc:date>2018-06-19T15:57:42.028159047</dc:date>
    <dc:creator>Axel Stolzenwaldt</dc:creator>
    <meta:editing-duration>PT1H45M35S</meta:editing-duration>
    <meta:editing-cycles>54</meta:editing-cycles>
    <meta:generator>LibreOffice/5.1.6.2$Linux_X86_64 LibreOffice_project/10m0$Build-2</meta:generator>
    <meta:printed-by>Axel Stolzenwaldt</meta:printed-by>
    <meta:print-date>2018-06-15T09:31:36.271990846</meta:print-date>
    <meta:document-statistic meta:object-count="60"/>
  </office:meta>
</office:document-meta>
</file>